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88f7" officeooo:paragraph-rsid="000f88f7"/>
    </style:style>
    <style:style style:name="P2" style:family="paragraph" style:parent-style-name="Standard">
      <style:text-properties officeooo:rsid="0010e6fb" officeooo:paragraph-rsid="0010e6fb"/>
    </style:style>
    <style:style style:name="P3" style:family="paragraph" style:parent-style-name="Standard">
      <style:text-properties officeooo:rsid="0011c6ef" officeooo:paragraph-rsid="0011c6ef"/>
    </style:style>
    <style:style style:name="P4" style:family="paragraph" style:parent-style-name="Standard">
      <style:text-properties officeooo:rsid="001486da" officeooo:paragraph-rsid="001486da"/>
    </style:style>
    <style:style style:name="P5" style:family="paragraph" style:parent-style-name="Standard">
      <style:text-properties officeooo:rsid="0016d10a" officeooo:paragraph-rsid="0016d10a"/>
    </style:style>
    <style:style style:name="P6" style:family="paragraph" style:parent-style-name="Standard">
      <style:text-properties officeooo:rsid="0017f777" officeooo:paragraph-rsid="0010e6fb"/>
    </style:style>
    <style:style style:name="P7" style:family="paragraph" style:parent-style-name="Standard">
      <style:text-properties officeooo:rsid="0019d5a3" officeooo:paragraph-rsid="0019d5a3"/>
    </style:style>
    <style:style style:name="P8" style:family="paragraph" style:parent-style-name="Standard">
      <style:text-properties officeooo:rsid="001ba5cd" officeooo:paragraph-rsid="001ba5cd"/>
    </style:style>
    <style:style style:name="P9" style:family="paragraph" style:parent-style-name="Standard">
      <style:text-properties officeooo:rsid="001d2116" officeooo:paragraph-rsid="001d2116"/>
    </style:style>
    <style:style style:name="P10" style:family="paragraph" style:parent-style-name="Standard">
      <style:text-properties style:text-underline-style="solid" style:text-underline-width="auto" style:text-underline-color="font-color" officeooo:rsid="001d2116" officeooo:paragraph-rsid="001d2116"/>
    </style:style>
    <style:style style:name="P11" style:family="paragraph" style:parent-style-name="Standard">
      <style:text-properties officeooo:rsid="00210ae1" officeooo:paragraph-rsid="00210ae1"/>
    </style:style>
    <style:style style:name="P12" style:family="paragraph" style:parent-style-name="Standard">
      <style:text-properties fo:font-weight="bold" officeooo:rsid="00210ae1" officeooo:paragraph-rsid="00210ae1" style:font-weight-asian="bold" style:font-weight-complex="bold"/>
    </style:style>
    <style:style style:name="T1" style:family="text">
      <style:text-properties officeooo:rsid="0012a4f3"/>
    </style:style>
    <style:style style:name="T2" style:family="text">
      <style:text-properties officeooo:rsid="001486da"/>
    </style:style>
    <style:style style:name="T3" style:family="text">
      <style:text-properties officeooo:rsid="00165703"/>
    </style:style>
    <style:style style:name="T4" style:family="text">
      <style:text-properties officeooo:rsid="0019d5a3"/>
    </style:style>
    <style:style style:name="T5" style:family="text">
      <style:text-properties officeooo:rsid="001a47f4"/>
    </style:style>
    <style:style style:name="T6" style:family="text">
      <style:text-properties officeooo:rsid="001d2116"/>
    </style:style>
    <style:style style:name="T7" style:family="text">
      <style:text-properties officeooo:rsid="001e6414"/>
    </style:style>
    <style:style style:name="T8" style:family="text">
      <style:text-properties officeooo:rsid="002030bf"/>
    </style:style>
    <style:style style:name="T9" style:family="text">
      <style:text-properties style:text-underline-style="none"/>
    </style:style>
    <style:style style:name="T10" style:family="text">
      <style:text-properties style:text-underline-style="none" officeooo:rsid="002030bf"/>
    </style:style>
    <style:style style:name="T11" style:family="text">
      <style:text-properties style:text-underline-style="none" officeooo:rsid="002625ad"/>
    </style:style>
    <style:style style:name="T12" style:family="text">
      <style:text-properties fo:font-weight="normal" style:font-weight-asian="normal" style:font-weight-complex="normal"/>
    </style:style>
    <style:style style:name="T13" style:family="text">
      <style:text-properties fo:font-weight="normal" officeooo:rsid="002151a0" style:font-weight-asian="normal" style:font-weight-complex="normal"/>
    </style:style>
    <style:style style:name="T14" style:family="text">
      <style:text-properties fo:font-weight="normal" officeooo:rsid="00233a80" style:font-weight-asian="normal" style:font-weight-complex="normal"/>
    </style:style>
    <style:style style:name="T15" style:family="text">
      <style:text-properties fo:font-weight="normal" officeooo:rsid="00234298" style:font-weight-asian="normal" style:font-weight-complex="normal"/>
    </style:style>
    <style:style style:name="T16" style:family="text">
      <style:text-properties officeooo:rsid="002151a0"/>
    </style:style>
    <style:style style:name="T17" style:family="text">
      <style:text-properties officeooo:rsid="002625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st Forest</text:p>
      <text:p text:style-name="P1"/>
      <text:p text:style-name="P1">Summary: Sillness Furlenstorn is born a human, a lower-class citizen in the interspecies union. The union maintains a government that has broad control over the local <text:span text:style-name="T2">group</text:span> of galaxies- interstellar travel is possible at this time. Time warps have been invented, but only to freeze time and travel at superlative speeds. Travel to change the past has not been discovered yet but appears feasible.</text:p>
      <text:p text:style-name="P1"/>
      <text:p text:style-name="P1"/>
      <text:p text:style-name="P2">Events:</text:p>
      <text:p text:style-name="P2"/>
      <text:p text:style-name="P4">=== Intro ===</text:p>
      <text:p text:style-name="P4"><text:tab/>Sillness tells a tale of the human race in the year 2<text:span text:style-name="T16">5</text:span>00. <text:span text:style-name="T3">The humans have been designated a fate of lower-class citizens without the right to space activity; except for a few notable intellects. Sillness attempts to find out why humans ended up this way, and finds no conclusive evidence that humans were malicious enough to warrant this fate.</text:span></text:p>
      <text:p text:style-name="P4"/>
      <text:p text:style-name="P5">In a sudden turn of events, Sillness finds herself time waking up in 2050, when history dictated the fall of the humans. <text:span text:style-name="T4">It turns out the events in history were fabricated, and she's a human representative in the Millennium (once every 1000 years) survival game hosted by the Demonics and documented by the Angels. </text:span></text:p>
      <text:p text:style-name="P4">===== =====</text:p>
      <text:p text:style-name="P7">PREFACE:::</text:p>
      <text:p text:style-name="P4"><text:tab/><text:span text:style-name="T4">To win these games, contestants from each species are placed into the world "Lost Forest". Most technology cannot work here, as physics and quantum mechanics are partially disabled. The map and its environment are uncharted territory, there are demonics (enemies) around every corner. Hubs, called cities or villages, are safe places where enhancement of shards can be performed. Shards are used as technological power ups to contestants, combining a few can make a more powerful version. </text:span></text:p>
      <text:p text:style-name="P4"/>
      <text:p text:style-name="P4"><text:tab/><text:span text:style-name="T5">To reenable physics and quantum mechanics, contestants must collect the 3 Crystals from the major cities. The 3 crystals are: Energetic Light, Elemental Matter, and Quantum Abyss. Upon combining these 3 crystals, a Holofield expands that removes the disabling field. Once the party obtains the 3 crystals, they are teleported to the upper cloud city where the Demonics and Angel union is watching the games. Congratulations precede, with the Demonic King shaking hands with the contestants. He tells Sillness, "Congratulations. Your courageous acts have been seen by all of my subjects- the idea of helping other species has never occured before. Such that you may be the one to choose which species doesn't get to move on."</text:span></text:p>
      <text:p text:style-name="P8">Shock flickered through the other contestant's eyes. One species doesn't get to move on? This wasn't in the game rules! What does that entail? </text:p>
      <text:p text:style-name="P8"><text:tab/>The King continued: "Alas, I always forget! (laughs sarcastically) One species is forced to live like peasants for my amusement throughout the next 1000 years. I can't live without my live entertainment, you know. (Smiles)</text:p>
      <text:p text:style-name="P8"><text:tab/>"It's your choice, Sillness. Which person did you not like? Whom species would you condemn?"</text:p>
      <text:p text:style-name="P8">Contestant in the background: "Please, spare us! We didn't mean to attack you!"</text:p>
      <text:p text:style-name="P8">(More whines and cries of mercy)</text:p>
      <text:p text:style-name="P8"><text:tab/>--- Sillness thought --- "If I lived a life closed off from the intergalactic union, it must mean the human in this place sacrificed their own species. And the only human other than me here is Ravness.</text:p>
      <text:p text:style-name="P8"><text:tab/>*** Looks at Ravness ***</text:p>
      <text:p text:style-name="P8"><text:tab/>---- But I can't let anyone live that life. It musn't happen again. To deem your own species to that is horrific, no matter how noble the reason. ----</text:p>
      <text:p text:style-name="P8"><text:soft-page-break/><text:tab/>"I choose to.. remove you."</text:p>
      <text:p text:style-name="P8"><text:tab/>*** Slice the Demonic King's throat ***</text:p>
      <text:p text:style-name="P8"><text:tab/>He spouts "Wha.. What? Stop her. .!"</text:p>
      <text:p text:style-name="P8">*** He dies. ***</text:p>
      <text:p text:style-name="P8"><text:tab/>Demonic guards rush towards Sillness: "Impossible! The king can't be dead! Kill her!"</text:p>
      <text:p text:style-name="P8"><text:tab/>Zefan: "My magic's back up."</text:p>
      <text:p text:style-name="P8"><text:tab/>"<text:span text:style-name="T6">I'll hold back these guys. You and Ravness get to the palace controls, there should be a program to stop this game."</text:span></text:p>
      <text:p text:style-name="P8"/>
      <text:p text:style-name="P8">--- <text:span text:style-name="T6">Rush to the palace controls --- Ravness: "There's the controls! On a glowing surface."</text:span></text:p>
      <text:p text:style-name="P9">Sillness: That looks like a holonet.</text:p>
      <text:p text:style-name="P9">Ravness: A what?</text:p>
      <text:p text:style-name="P9"/>
      <text:p text:style-name="P9"><text:tab/>**** Having fun? ****</text:p>
      <text:p text:style-name="P9"><text:tab/>The Demonic Queen swoops down. "The King is my puppet. I'm surprised at your actions, you're an odd one. Sillness, was it?</text:p>
      <text:p text:style-name="P9"><text:tab/>Sillness: "So you control the game?"</text:p>
      <text:p text:style-name="P9"><text:tab/>Demonic Queen: "Yes. You know an awful lot about me. And that's not good."</text:p>
      <text:p text:style-name="P9"><text:tab/>Sillness: "Why do you steal the freedom of species?"</text:p>
      <text:p text:style-name="P9"><text:tab/>Demonic Queen: "You are all naturally destructive. It is the duty of the Demonics to ensure the lesser beings do not destroy the universe we own. </text:p>
      <text:p text:style-name="P9"><text:tab/>"<text:span text:style-name="T7">Now you die."</text:span></text:p>
      <text:p text:style-name="P9">**** <text:span text:style-name="T7">Sillness pulls apart the 3 crystals ****</text:span></text:p>
      <text:p text:style-name="P9"><text:tab/><text:span text:style-name="T7">Demonic Queen falls down, and the palace jolts. The disabling barrier recovers and surrounds the sky.</text:span></text:p>
      <text:p text:style-name="P9"><text:tab/><text:span text:style-name="T7">Demonic Queen: "Are you going to let your friend back there die to my subordinates?"</text:span></text:p>
      <text:p text:style-name="P9"><text:tab/><text:span text:style-name="T7">Sillness: I trust his ability.</text:span></text:p>
      <text:p text:style-name="P9"><text:tab/><text:span text:style-name="T7">Demonic Queen: "You underestimate the demonics. Surrender and I might spare your life."</text:span></text:p>
      <text:p text:style-name="P9"><text:tab/><text:span text:style-name="T8">Sillness: "Without your photonic powers you're nothing. I won't give up when I can reclaim freedom for all beings.</text:span></text:p>
      <text:p text:style-name="P9"><text:tab/><text:span text:style-name="T8">Demonic Queen: "You speak such brave words. But they mean nothing."</text:span></text:p>
      <text:p text:style-name="P10">----- <text:span text:style-name="T8">Cutscene to adults locked in cages-------</text:span></text:p>
      <text:p text:style-name="P10"><text:span text:style-name="T9"><text:tab/></text:span><text:span text:style-name="T10">DQ: "I have your parents in chains, being tortured as we speak. The mother who raised you as a young child on Earth, the father who carried you on his back in your civilization. The family you had when you were a little child. They can hear you every word- what you say, how you look. And I will bleed unto them unimaginable pain if you refuse to surrender. You're intelligent and courageous, and I could use someone like you in my force. Dare glance a weapon towards me, and your parents die." </text:span></text:p>
      <text:p text:style-name="P10"><text:span text:style-name="T10"><text:tab/>Ravness: "I understand if you surrender, Sillness. If my parents were imprisoned, I would lay my weapon. "</text:span></text:p>
      <text:p text:style-name="P10"><text:span text:style-name="T10"><text:tab/>Ravness: "I couldn't betray my family, if it meant the universe."</text:span></text:p>
      <text:p text:style-name="P10"><text:span text:style-name="T10"><text:tab/>---Sillness thoughts--- (I don't have parents. And I'm not from this time. Is this an illusion?)</text:span></text:p>
      <text:p text:style-name="P10"><text:span text:style-name="T10"><text:tab/>*** The sound of screams in torturous pain echo the chamber. The image of the parents bend backwards in agony. ****</text:span></text:p>
      <text:p text:style-name="P10"><text:span text:style-name="T10"><text:tab/>Demonic Queen edges closer: "So, do you care about your parents? Speak, or I will kill one of them."</text:span></text:p>
      <text:p text:style-name="P10"><text:span text:style-name="T10"><text:tab/>Sillness: "One human is not worth the entire species. Your reign ends now."</text:span></text:p>
      <text:p text:style-name="P10"><text:span text:style-name="T10"><text:tab/>Demonic Queen screams in rage --- "AiiiiiiiiiiEEEEEEEE" </text:span><text:span text:style-name="T11">(Shrill)</text:span></text:p>
      <text:p text:style-name="P9"><text:tab/></text:p>
      <text:p text:style-name="P9"/>
      <text:p text:style-name="P9"><text:soft-page-break/><text:tab/>--- <text:span text:style-name="T7">Transforms into fighting mode ---</text:span></text:p>
      <text:p text:style-name="P9"><text:tab/><text:span text:style-name="T8">Fightscene: Sillness + Ravness Vs. Queen</text:span></text:p>
      <text:p text:style-name="P4"/>
      <text:p text:style-name="P11">===== Kill the Queen ==============================</text:p>
      <text:p text:style-name="P11">Queen transforms into a human: Ravness</text:p>
      <text:p text:style-name="P11">Ravness gasps: "You're.. me?"</text:p>
      <text:p text:style-name="P11">Queen: "I only wanted to save this world, this universe. I couldn't do it, forgive me.."</text:p>
      <text:p text:style-name="P12">Dies <text:span text:style-name="T17">(And disappates)</text:span></text:p>
      <text:p text:style-name="P12"><text:span text:style-name="T12">Ravness: "I don't believe she's me. I can not accept that I lived two lives."</text:span></text:p>
      <text:p text:style-name="P12"><text:span text:style-name="T12">Sillness: "That doesn't matter anymore. Let's get the controls."</text:span></text:p>
      <text:p text:style-name="P12"><text:span text:style-name="T12">------------ Walk to the controls -----</text:span></text:p>
      <text:p text:style-name="P12"><text:span text:style-name="T12">Sillness: "Definitely looks familiar. I guess this'll do."</text:span></text:p>
      <text:p text:style-name="P12"><text:span text:style-name="T12">*** Hits button***</text:span></text:p>
      <text:p text:style-name="P12"><text:span text:style-name="T12">Palace begins to fade: Flashing on screen: Game ending.. Returning control to user....</text:span></text:p>
      <text:p text:style-name="P12"><text:span text:style-name="T12">Ravness: Sillness! You're glowing.</text:span></text:p>
      <text:p text:style-name="P12"><text:span text:style-name="T12">Sillness: "I am? I don't see it."</text:span></text:p>
      <text:p text:style-name="P12"><text:span text:style-name="T12">Ravness: "You're fading! Sillness!"</text:span></text:p>
      <text:p text:style-name="P12"><text:span text:style-name="T12">Fade to black (Delay 2000)</text:span></text:p>
      <text:p text:style-name="P12"><text:span text:style-name="T12">Chapter: Final</text:span></text:p>
      <text:p text:style-name="P12"><text:span text:style-name="T12">Fade to ice palace: </text:span></text:p>
      <text:p text:style-name="P12"><text:span text:style-name="T12"><text:tab/>Sillness: "I'm back to my time.. am I?"</text:span></text:p>
      <text:p text:style-name="P12"><text:span text:style-name="T12"><text:tab/>*** Looks around ***</text:span></text:p>
      <text:p text:style-name="P12"><text:span text:style-name="T12"><text:tab/>Cutscene, 10s panning screenshot, see bustling people</text:span></text:p>
      <text:p text:style-name="P12"><text:span text:style-name="T12">--- Sillness's thoughts (All looks well, people are enjoying themselves) ---</text:span></text:p>
      <text:p text:style-name="P12"><text:span text:style-name="T12"><text:tab/>(Looks down. Sees she's holding a book on history of humans)---</text:span></text:p>
      <text:p text:style-name="P12"><text:span text:style-name="T12"><text:tab/>(Riffles through pages: sees a chapter: </text:span><text:span text:style-name="T13">Independence</text:span><text:span text:style-name="T12"> </text:span><text:span text:style-name="T13">year:</text:span><text:span text:style-name="T12"> The year 2050 ce was the once a thousand year games held by the oppresive Demonics regime. All species of the intergalactic union were rounded up and had to provide representative fighters skilled in high photon arts or physical ability. The players of this game fought an unwieldy battle against the Demonic's lower class, in the goal to combine 3 crystals used in releasing their magic disabling barrier. </text:span><text:span text:style-name="T13">The Demonics regime had always rewritten history so in a few hundred years everyone had forgotten why they had fought, and instead believed in the "dangerous species" resolution ruled by the "intergalactic government". What really happened was the Demonics appointed species to positions of power over other species based on their performance in the games, and the leader of the first group to combine the crystals could sign away one species to poverty. </text:span></text:p>
      <text:p text:style-name="P12"><text:span text:style-name="T13"/></text:p>
      <text:p text:style-name="P12"><text:span text:style-name="T13"><text:tab/>Over founding leader, Sillness Furlenstorn, led a group made of Fantasies, Mations, Cybens, and Anujhes to find the Demonic King and Queen. During the sentencing decision, she acted in true bravery and struck down the Demonic King, luring out the Demonic Queen. The legends say she killed the Queen single-handedly, by removing the 3 crystals to place them in a 1 on 1 physical duel. She then took command of the Demonics, and rewrote universal law to include the rights of all intellectual species. It's because of our founding leader, </text:span><text:span text:style-name="T14">Sillness Furlenstorn,</text:span><text:span text:style-name="T13"> we live in peace today."</text:span></text:p>
      <text:p text:style-name="P12"><text:span text:style-name="T13"/></text:p>
      <text:p text:style-name="P12"><text:span text:style-name="T13"><text:tab/></text:span><text:span text:style-name="T15">A familiar voice:</text:span></text:p>
      <text:p text:style-name="P12"><text:span text:style-name="T15"><text:tab/>"Miss, what's your name?"</text:span></text:p>
      <text:p text:style-name="P12"><text:span text:style-name="T15"><text:tab/>".. "</text:span></text:p>
      <text:p text:style-name="P12"><text:span text:style-name="T15"><text:tab/>Turns--- "It's Sillness.. "</text:span></text:p>
      <text:p text:style-name="P12"><text:span text:style-name="T15"><text:tab/>"Why, I didn't think you were still alive."</text:span></text:p>
      <text:p text:style-name="P12"><text:span text:style-name="T15">**** See Cleo ****</text:span></text:p>
      <text:p text:style-name="P12"><text:soft-page-break/><text:span text:style-name="T12"/></text:p>
      <text:p text:style-name="P7">===== =====</text:p>
      <text:p text:style-name="P5">=== Chapters 1-5 === "Union"</text:p>
      <text:p text:style-name="P5"/>
      <text:p text:style-name="P5">===== =====</text:p>
      <text:p text:style-name="P4"/>
      <text:p text:style-name="P4"/>
      <text:p text:style-name="P4"/>
      <text:p text:style-name="P2"/>
      <text:p text:style-name="P3"><text:span text:style-name="T2">Core Guardians</text:span>: Demonics // Angels</text:p>
      <text:p text:style-name="P3"/>
      <text:p text:style-name="P3"><text:span text:style-name="T2">Intergalatic Union</text:span>: <text:span text:style-name="T1">Fantasies, Mations, Cybens, Humans, Anujhe</text:span></text:p>
      <text:p text:style-name="P3"/>
      <text:p text:style-name="P5">====Decisions--===</text:p>
      <text:p text:style-name="P5"><text:s/></text:p>
      <text:p text:style-name="P6"/>
      <text:p text:style-name="P5">=====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6H48M25S</meta:editing-duration>
    <meta:editing-cycles>8</meta:editing-cycles>
    <meta:generator>LibreOffice/5.1.3.2$Windows_x86 LibreOffice_project/644e4637d1d8544fd9f56425bd6cec110e49301b</meta:generator>
    <dc:date>2016-10-27T20:12:47.537000000</dc:date>
    <meta:document-statistic meta:table-count="0" meta:image-count="0" meta:object-count="0" meta:page-count="4" meta:paragraph-count="92" meta:word-count="1471" meta:character-count="8831" meta:non-whitespace-character-count="7395"/>
    <meta:user-defined meta:name="Info 1"/>
    <meta:user-defined meta:name="Info 2"/>
    <meta:user-defined meta:name="Info 3"/>
    <meta:user-defined meta:name="Info 4"/>
  </office:meta>
</office:document-meta>
</file>